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file is saved in OpenOffice.org without “Size optimization for ODF format”. </text:p>
      <text:p text:style-name="Standard">This means that there are line breaks between the ODF XML tags and therefore text nod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initial-creator>Hans-Peter Schaal</meta:initial-creator>
    <meta:creation-date>2009-07-23T12:05:49</meta:creation-date>
    <meta:document-statistic meta:character-count="170" meta:image-count="0" meta:object-count="0" meta:page-count="1" meta:paragraph-count="2" meta:table-count="0" meta:word-count="29"/>
    <dc:date>2011-10-08T17:44:04</dc:date>
    <dc:creator>hanbiao</dc:creator>
    <meta:editing-duration>PT0.016S</meta:editing-duration>
    <meta:editing-cycles>2</meta:editing-cycles>
    <meta:generator>StarOffice/9$Solaris_Sparc OpenOffice.org_project/310m11$Build-9399,310m12$Build-9404$CWS-calc311fixes</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